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2242ed" officeooo:paragraph-rsid="002242ed"/>
    </style:style>
    <style:style style:name="P2" style:family="paragraph" style:parent-style-name="Standard">
      <style:text-properties officeooo:paragraph-rsid="000ae139"/>
    </style:style>
    <style:style style:name="P3" style:family="paragraph" style:parent-style-name="Standard">
      <style:text-properties officeooo:rsid="00226317" officeooo:paragraph-rsid="00226317"/>
    </style:style>
    <style:style style:name="P4" style:family="paragraph" style:parent-style-name="Standard">
      <style:text-properties officeooo:rsid="00278434" officeooo:paragraph-rsid="00278434"/>
    </style:style>
    <style:style style:name="P5" style:family="paragraph" style:parent-style-name="Standard">
      <style:text-properties fo:font-weight="bold" officeooo:rsid="00278434" officeooo:paragraph-rsid="00278434" style:font-weight-asian="bold" style:font-weight-complex="bold"/>
    </style:style>
    <style:style style:name="P6" style:family="paragraph" style:parent-style-name="Table_20_Contents">
      <style:text-properties officeooo:rsid="001552ed" officeooo:paragraph-rsid="000ae139"/>
    </style:style>
    <style:style style:name="P7" style:family="paragraph" style:parent-style-name="Table_20_Contents">
      <style:text-properties officeooo:rsid="0023c411" officeooo:paragraph-rsid="000ae139"/>
    </style:style>
    <style:style style:name="P8" style:family="paragraph" style:parent-style-name="Standard">
      <style:text-properties officeooo:rsid="00278434" officeooo:paragraph-rsid="00278434"/>
    </style:style>
    <style:style style:name="P9" style:family="paragraph" style:parent-style-name="Standard">
      <style:text-properties officeooo:rsid="00278434" officeooo:paragraph-rsid="0028900a"/>
    </style:style>
    <style:style style:name="P10" style:family="paragraph" style:parent-style-name="Standard">
      <style:text-properties officeooo:rsid="00278434" officeooo:paragraph-rsid="002a20b8"/>
    </style:style>
    <style:style style:name="P11" style:family="paragraph" style:parent-style-name="Standard">
      <style:text-properties officeooo:rsid="002a20b8" officeooo:paragraph-rsid="002a20b8"/>
    </style:style>
    <style:style style:name="P12" style:family="paragraph" style:parent-style-name="Standard">
      <style:text-properties officeooo:rsid="002a20b8" officeooo:paragraph-rsid="002be57d"/>
    </style:style>
    <style:style style:name="P13" style:family="paragraph" style:parent-style-name="Standard">
      <style:text-properties officeooo:rsid="002be57d" officeooo:paragraph-rsid="002be57d"/>
    </style:style>
    <style:style style:name="P14" style:family="paragraph" style:parent-style-name="Standard">
      <style:text-properties fo:font-weight="bold" officeooo:rsid="002be57d" officeooo:paragraph-rsid="002be57d" style:font-weight-asian="bold" style:font-weight-complex="bold"/>
    </style:style>
    <style:style style:name="P15" style:family="paragraph" style:parent-style-name="Standard">
      <style:text-properties fo:font-weight="bold" officeooo:rsid="002a20b8" officeooo:paragraph-rsid="002be57d" style:font-weight-asian="bold" style:font-weight-complex="bold"/>
    </style:style>
    <style:style style:name="P16" style:family="paragraph" style:parent-style-name="Table_20_Contents">
      <style:text-properties officeooo:rsid="002d1b0f" officeooo:paragraph-rsid="002d1b0f"/>
    </style:style>
    <style:style style:name="P17" style:family="paragraph">
      <style:paragraph-properties fo:margin-left="0in" fo:margin-right="0in" fo:margin-top="0in" fo:margin-bottom="0in" fo:line-height="100%" fo:text-align="center" fo:text-indent="0in"/>
    </style:style>
    <style:style style:name="P18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3720f"/>
    </style:style>
    <style:style style:name="T2" style:family="text">
      <style:text-properties officeooo:rsid="0028900a"/>
    </style:style>
    <style:style style:name="T3" style:family="text">
      <style:text-properties fo:font-weight="normal" officeooo:rsid="004080f4" style:font-weight-asian="normal" style:font-weight-complex="normal"/>
    </style:style>
    <style:style style:name="T4" style:family="text">
      <style:text-properties fo:font-weight="normal" officeooo:rsid="0028900a" style:font-weight-asian="normal" style:font-weight-complex="normal"/>
    </style:style>
    <style:style style:name="T5" style:family="text">
      <style:text-properties officeooo:rsid="002be57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827in" fo:min-width="0.819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839in" fo:min-width="0.819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835in" fo:min-width="0.819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839in" fo:min-width="0.819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827in" fo:min-width="0.819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839in" fo:min-width="0.819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835in" fo:min-width="0.819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835in" fo:min-width="0.819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835in" fo:min-width="0.819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835in" fo:min-width="1.356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835in" fo:min-width="1.356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835in" fo:min-width="1.356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835in" fo:min-width="1.356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839in" fo:min-width="1.356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magine you are designing a database for an online store. <text:span text:style-name="T1">You need to keep track of customers, products, which customers have ordered which products, and how many. What does your schema look like?</text:span></text:p>
      <text:p text:style-name="P3"/>
      <text:p text:style-name="P5">Interviewer Notes:</text:p>
      <text:p text:style-name="P4"/>
      <text:p text:style-name="P4">At a minimum, the resulting schema would look like:</text:p>
      <text:p text:style-name="P4"/>
      <text:p text:style-name="P4"/>
      <text:p text:style-name="P4"><draw:g text:anchor-type="paragraph" draw:z-index="0" draw:name="Shape1" draw:style-name="gr1"><draw:custom-shape draw:style-name="gr2" draw:text-style-name="P18" svg:width="1.0169in" svg:height="0.2815in" svg:x="1.9575in" svg:y="0.0807in"><text:p text:style-name="P17"><text:span text:style-name="T6">CUSTOMER</text:span></text:p><draw:enhanced-geometry svg:viewBox="0 0 21600 21600" draw:type="rectangle" draw:enhanced-path="M 0 0 L 21600 0 21600 21600 0 21600 0 0 Z N"/></draw:custom-shape><draw:custom-shape draw:style-name="gr3" draw:text-style-name="P19" svg:width="1.0169in" svg:height="0.2831in" svg:x="1.9575in" svg:y="0.3618in"><text:p text:style-name="P17"><text:span text:style-name="T7">id</text:span></text:p><draw:enhanced-geometry svg:viewBox="0 0 21600 21600" draw:type="rectangle" draw:enhanced-path="M 0 0 L 21600 0 21600 21600 0 21600 0 0 Z N"/></draw:custom-shape><draw:custom-shape draw:style-name="gr4" draw:text-style-name="P19" svg:width="1.0169in" svg:height="0.2823in" svg:x="1.9575in" svg:y="0.6445in"><text:p text:style-name="P17"><text:span text:style-name="T7">name</text:span></text:p><draw:enhanced-geometry svg:viewBox="0 0 21600 21600" draw:type="rectangle" draw:enhanced-path="M 0 0 L 21600 0 21600 21600 0 21600 0 0 Z N"/></draw:custom-shape><draw:custom-shape draw:style-name="gr5" draw:text-style-name="P18" svg:width="1.0169in" svg:height="0.2831in" svg:x="3.9421in" svg:y="0.1035in"><text:p text:style-name="P17"><text:span text:style-name="T6">PRODUCT</text:span></text:p><draw:enhanced-geometry svg:viewBox="0 0 21600 21600" draw:type="rectangle" draw:enhanced-path="M 0 0 L 21600 0 21600 21600 0 21600 0 0 Z N"/></draw:custom-shape><draw:custom-shape draw:style-name="gr6" draw:text-style-name="P19" svg:width="1.0169in" svg:height="0.2815in" svg:x="3.9421in" svg:y="0.3862in"><text:p text:style-name="P17"><text:span text:style-name="T7">id</text:span></text:p><draw:enhanced-geometry svg:viewBox="0 0 21600 21600" draw:type="rectangle" draw:enhanced-path="M 0 0 L 21600 0 21600 21600 0 21600 0 0 Z N"/></draw:custom-shape><draw:custom-shape draw:style-name="gr7" draw:text-style-name="P19" svg:width="1.0169in" svg:height="0.2831in" svg:x="3.9421in" svg:y="0.6673in"><text:p text:style-name="P17"><text:span text:style-name="T7">name</text:span></text:p><draw:enhanced-geometry svg:viewBox="0 0 21600 21600" draw:type="rectangle" draw:enhanced-path="M 0 0 L 21600 0 21600 21600 0 21600 0 0 Z N"/></draw:custom-shape><draw:custom-shape draw:style-name="gr8" draw:text-style-name="P18" svg:width="1.0169in" svg:height="0.2823in" svg:x="1.9575in" svg:y="1.4205in"><text:p text:style-name="P17"><text:span text:style-name="T6">ORDERS</text:span></text:p><draw:enhanced-geometry svg:viewBox="0 0 21600 21600" draw:type="rectangle" draw:enhanced-path="M 0 0 L 21600 0 21600 21600 0 21600 0 0 Z N"/></draw:custom-shape><draw:custom-shape draw:style-name="gr9" draw:text-style-name="P19" svg:width="1.0169in" svg:height="0.2823in" svg:x="1.9575in" svg:y="1.7024in"><text:p text:style-name="P17"><text:span text:style-name="T7">id</text:span></text:p><draw:enhanced-geometry svg:viewBox="0 0 21600 21600" draw:type="rectangle" draw:enhanced-path="M 0 0 L 21600 0 21600 21600 0 21600 0 0 Z N"/></draw:custom-shape><draw:custom-shape draw:style-name="gr10" draw:text-style-name="P18" svg:width="1.0169in" svg:height="0.2823in" svg:x="1.9575in" svg:y="1.9843in"><text:p text:style-name="P17"><text:span text:style-name="T6">customer_id</text:span></text:p><draw:enhanced-geometry svg:viewBox="0 0 21600 21600" draw:type="rectangle" draw:enhanced-path="M 0 0 L 21600 0 21600 21600 0 21600 0 0 Z N"/></draw:custom-shape><draw:custom-shape draw:style-name="gr11" draw:text-style-name="P18" svg:width="1.5539in" svg:height="0.2823in" svg:x="3.5539in" svg:y="1.4205in"><text:p text:style-name="P17"><text:span text:style-name="T6">ORDER_LINE_ITEM</text:span></text:p><draw:enhanced-geometry svg:viewBox="0 0 21600 21600" draw:type="rectangle" draw:enhanced-path="M 0 0 L 21600 0 21600 21600 0 21600 0 0 Z N"/></draw:custom-shape><draw:custom-shape draw:style-name="gr12" draw:text-style-name="P20" svg:width="1.5539in" svg:height="0.2823in" svg:x="3.5539in" svg:y="1.7024in"><text:p text:style-name="P17"><text:span text:style-name="T8">id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3" draw:text-style-name="P20" svg:width="1.5539in" svg:height="0.2823in" svg:x="3.5539in" svg:y="1.9843in"><text:p text:style-name="P17"><text:span text:style-name="T8">order_id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4" draw:text-style-name="P20" svg:width="1.5539in" svg:height="0.2823in" svg:x="3.5539in" svg:y="2.5488in"><text:p text:style-name="P17"><text:span text:style-name="T8">quantity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5" draw:text-style-name="P20" svg:width="1.5539in" svg:height="0.2831in" svg:x="3.5539in" svg:y="2.2661in"><text:p text:style-name="P17"><text:span text:style-name="T8">product_id</text:span></text:p><draw:enhanced-geometry svg:viewBox="0 0 21600 21600" draw:mirror-horizontal="false" draw:mirror-vertical="false" draw:type="rectangle" draw:enhanced-path="M 0 0 L 21600 0 21600 21600 0 21600 0 0 Z N"/></draw:custom-shape><draw:path draw:style-name="gr16" draw:text-style-name="P21" svg:width="0.7004in" svg:height="0.226in" draw:transform="skewX (0.353254640603652) rotate (-0.5541420375082) translate (3.03850426438792in 1.77929912479016in)" svg:viewBox="0 0 1780 575" svg:d="M0 224c330-70 523 222 791 328 263 104 519-161 710-328l186-149 93-75"><text:p/></draw:path><draw:path draw:style-name="gr17" draw:text-style-name="P21" svg:width="0.4457in" svg:height="1.6886in" draw:transform="rotate (-3.14159265358979) translate (2.03890624622234in 2.17127886152196in)" svg:viewBox="0 0 1133 4290" svg:d="M158 4277c316-80 819 215 916-304 56-301 83-612 31-912-53-310-54-607-63-912-10-343 0-688 0-1033 0-324 201-712 0-972-189-245-628-107-947-91h-95"><text:p/></draw:path><draw:path draw:style-name="gr18" draw:text-style-name="P21" svg:width="0.6272in" svg:height="1.972in" draw:transform="skewX (-0.0176278254451427) rotate (0.116238928182822) translate (4.78127034792103in 0.52433559017571in)" svg:viewBox="0 0 1594 5010" svg:d="M362 7c370-39 814 79 959 437 157 388 342 802 247 1238-69 315-21 653-128 959-116 330-124 648-258 972-114 274-154 571-212 861-66 335-442 589-802 526l-168-167"><text:p/></draw:path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>- Ask, where is the one-to-many relationship in this schema?</text:p>
      <text:p text:style-name="P12">There are <text:span text:style-name="T5">three</text:span>, first between CUSTOMER and ORDERS, second between <text:span text:style-name="T5">ORDERS and ORDER_LINE_ITEM, and third between </text:span>PRODUCT and ORDER_LINE_ITEM. In <text:span text:style-name="T5">all </text:span>cases, only one <text:span text:style-name="T5">of the former can relate to many of the latter.</text:span></text:p>
      <text:p text:style-name="P12"/>
      <text:p text:style-name="P15">- Ask, where is the many-to-many relationship in this schema?</text:p>
      <text:p text:style-name="P11">It is between ORDERS and PRODUCT. Many different orders could be for many of the same products.</text:p>
      <text:p text:style-name="P11"/>
      <text:p text:style-name="P14">- Ask, how many tables does a many-to-many relationship require?</text:p>
      <text:p text:style-name="P13">It’s always three. Unless the design is somehow inefficient (either duplicate data, or incomplete data), it’s always three.</text:p>
      <text:p text:style-name="P10"/>
      <text:p text:style-name="P10"/>
      <text:p text:style-name="P4">Next Topics:</text:p>
      <text:p text:style-name="P4"><text:tab/>SQL – Querying <text:span text:style-name="T2">(Easy)</text:span></text:p>
      <text:p text:style-name="P9"><text:tab/><text:span text:style-name="T3">SQL </text:span><text:span text:style-name="T4">– </text:span><text:span text:style-name="T3">Querying – Joins (Easy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B" style:family="table-column">
      <style:table-column-properties style:column-width="1.5014in" style:rel-column-width="14208*"/>
    </style:style>
    <style:style style:name="Table3.C" style:family="table-column">
      <style:table-column-properties style:column-width="1.5576in" style:rel-column-width="14740*"/>
    </style:style>
    <style:style style:name="Table3.D" style:family="table-column">
      <style:table-column-properties style:column-width="1.5576in" style:rel-column-width="14742*"/>
    </style:style>
    <style:style style:name="Table3.A1" style:family="table-cell">
      <style:table-cell-properties fo:background-color="#b2b2b2" fo:padding="0.0382in" fo:border="none">
        <style:background-image/>
      </style:table-cell-properties>
    </style:style>
    <style:style style:name="MP1" style:family="paragraph" style:parent-style-name="Standard">
      <style:text-properties officeooo:rsid="002242ed" officeooo:paragraph-rsid="002242ed"/>
    </style:style>
    <style:style style:name="MP2" style:family="paragraph" style:parent-style-name="Table_20_Contents">
      <style:text-properties officeooo:rsid="002d1b0f" officeooo:paragraph-rsid="002d1b0f"/>
    </style:style>
    <style:style style:name="MP3" style:family="paragraph" style:parent-style-name="Table_20_Contents">
      <style:text-properties officeooo:rsid="001552ed" officeooo:paragraph-rsid="000ae139"/>
    </style:style>
    <style:style style:name="MP4" style:family="paragraph" style:parent-style-name="Table_20_Contents">
      <style:text-properties officeooo:rsid="0023c411" officeooo:paragraph-rsid="000ae139"/>
    </style:style>
    <style:style style:name="MP5" style:family="paragraph" style:parent-style-name="Standard">
      <style:text-properties officeooo:paragraph-rsid="000ae13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>
            <table:table-cell table:style-name="Table3.A1" office:value-type="string">
              <text:p text:style-name="MP1">Design a schema</text:p>
            </table:table-cell>
            <table:table-cell table:style-name="Table3.A1" office:value-type="string">
              <text:p text:style-name="MP2">Databases</text:p>
            </table:table-cell>
            <table:table-cell table:style-name="Table3.A1" office:value-type="string">
              <text:p text:style-name="MP3">Easy</text:p>
            </table:table-cell>
            <table:table-cell table:style-name="Table3.A1" office:value-type="string">
              <text:p text:style-name="MP4">Page <text:page-number text:select-page="current">1</text:page-number> of <text:page-count>1</text:page-count>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9T15:56:22.930000000</meta:creation-date>
    <dc:date>2017-05-10T12:25:33.782000000</dc:date>
    <meta:editing-duration>PT1H54M7S</meta:editing-duration>
    <meta:editing-cycles>15</meta:editing-cycles>
    <meta:generator>LibreOffice/5.2.5.1$Windows_x86 LibreOffice_project/0312e1a284a7d50ca85a365c316c7abbf20a4d22</meta:generator>
    <meta:document-statistic meta:table-count="1" meta:image-count="0" meta:object-count="0" meta:page-count="1" meta:paragraph-count="16" meta:word-count="161" meta:character-count="983" meta:non-whitespace-character-count="833"/>
  </office:meta>
</office:document-meta>
</file>